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bdc" officeooo:paragraph-rsid="001aab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TCC</text:p>
      <text:p text:style-name="P1"/>
      <text:p text:style-name="P1">Este é um trabalho de tcc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7:23:45.410181728</meta:creation-date>
    <dc:date>2021-02-04T17:24:12.690782816</dc:date>
    <meta:editing-duration>PT30S</meta:editing-duration>
    <meta:editing-cycles>1</meta:editing-cycles>
    <meta:document-statistic meta:table-count="0" meta:image-count="0" meta:object-count="0" meta:page-count="1" meta:paragraph-count="2" meta:word-count="9" meta:character-count="41" meta:non-whitespace-character-count="34"/>
    <meta:generator>LibreOffice/6.1.5.2$Linux_X86_64 LibreOffice_project/10$Build-2</meta:generator>
  </office:meta>
</office:document-meta>
</file>